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19508A17179.png" manifest:media-type="image/png"/>
  <manifest:file-entry manifest:full-path="Pictures/10000001000002CE00000159A8684025.png" manifest:media-type="image/png"/>
  <manifest:file-entry manifest:full-path="Pictures/1000000100000299000001D616920E3E.png" manifest:media-type="image/png"/>
  <manifest:file-entry manifest:full-path="Pictures/100000010000028900000144A60FE2BB.png" manifest:media-type="image/png"/>
  <manifest:file-entry manifest:full-path="Pictures/10000001000002E3000001AB079EF27B.png" manifest:media-type="image/png"/>
  <manifest:file-entry manifest:full-path="Pictures/10000001000002940000014388EF85ED.png" manifest:media-type="image/png"/>
  <manifest:file-entry manifest:full-path="Pictures/10000001000002900000013E4C6B16AB.png" manifest:media-type="image/png"/>
  <manifest:file-entry manifest:full-path="Pictures/10000001000002E000000194961A227E.png" manifest:media-type="image/png"/>
  <manifest:file-entry manifest:full-path="Pictures/10000001000002DA000001E0DFDD6764.png" manifest:media-type="image/png"/>
  <manifest:file-entry manifest:full-path="Pictures/10000001000003FF00000277563B58E2.png" manifest:media-type="image/png"/>
  <manifest:file-entry manifest:full-path="Pictures/10000001000002CB000001D4234F1E4D.png" manifest:media-type="image/png"/>
  <manifest:file-entry manifest:full-path="Pictures/100000010000036C000002DF30805CE9.png" manifest:media-type="image/png"/>
  <manifest:file-entry manifest:full-path="Pictures/10000001000002BA00000281FC61F31C.png" manifest:media-type="image/png"/>
  <manifest:file-entry manifest:full-path="Pictures/10000001000004B10000029A4F5FFE2D.png" manifest:media-type="image/png"/>
  <manifest:file-entry manifest:full-path="Pictures/10000001000003B6000001F6042031B1.png" manifest:media-type="image/png"/>
  <manifest:file-entry manifest:full-path="Pictures/100000010000032D000002DD97DEF27E.png" manifest:media-type="image/png"/>
  <manifest:file-entry manifest:full-path="Pictures/10000001000002A40000027741AD59E0.png" manifest:media-type="image/png"/>
  <manifest:file-entry manifest:full-path="Pictures/1000000100000338000001B224111B01.png" manifest:media-type="image/png"/>
  <manifest:file-entry manifest:full-path="Pictures/10000001000002CE000002EF798C1FE1.png" manifest:media-type="image/png"/>
  <manifest:file-entry manifest:full-path="Pictures/10000001000003750000025A00050AD1.png" manifest:media-type="image/png"/>
  <manifest:file-entry manifest:full-path="Pictures/10000001000004900000030E194983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16.219cm" style:rel-column-width="37032*"/>
    </style:style>
    <style:style style:name="t1.B" style:family="table-column">
      <style:table-column-properties style:column-width="12.483cm" style:rel-column-width="28503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2" style:family="table-row">
      <style:table-row-properties style:min-row-height="5.828cm"/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0bd" officeooo:paragraph-rsid="0020e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9e9" officeooo:paragraph-rsid="0025d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ee1c8" officeooo:paragraph-rsid="001ee1c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><draw:frame draw:style-name="fr1" draw:name="Imagen1" text:anchor-type="char" svg:width="13.134cm" svg:height="6.309cm" draw:z-index="0"><draw:image xlink:href="Pictures/10000001000002CE00000159A8684025.png" xlink:type="simple" xlink:show="embed" xlink:actuate="onLoad" draw:mime-type="image/png"/></draw:frame></text:p>
          </table:table-cell>
          <table:table-cell table:style-name="t1.B1" office:value-type="string">
            <text:p text:style-name="P2"><draw:frame draw:style-name="fr2" draw:name="Imagen2" text:anchor-type="char" svg:width="9.432cm" svg:height="6.666cm" draw:z-index="1"><draw:image xlink:href="Pictures/1000000100000299000001D616920E3E.png" xlink:type="simple" xlink:show="embed" xlink:actuate="onLoad" draw:mime-type="image/png"/></draw:frame></text:p>
          </table:table-cell>
        </table:table-row>
        <table:table-row table:style-name="t1.2">
          <table:table-cell table:style-name="t1.A2" office:value-type="string">
            <text:p text:style-name="P3"><draw:frame draw:style-name="fr2" draw:name="Imagen3" text:anchor-type="char" svg:width="10.107cm" svg:height="4.946cm" draw:z-index="2"><draw:image xlink:href="Pictures/10000001000002940000014388EF85ED.png" xlink:type="simple" xlink:show="embed" xlink:actuate="onLoad" draw:mime-type="image/png"/></draw:frame></text:p>
          </table:table-cell>
          <table:table-cell table:style-name="t1.B2" office:value-type="string">
            <text:p text:style-name="P2"><draw:frame draw:style-name="fr3" draw:name="Imagen4" text:anchor-type="char" svg:width="9.322cm" svg:height="5.387cm" draw:z-index="3"><draw:image xlink:href="Pictures/10000001000002E3000001AB079EF27B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5" text:anchor-type="char" svg:width="10.94cm" svg:height="5.302cm" draw:z-index="4"><draw:image xlink:href="Pictures/10000001000002900000013E4C6B16AB.png" xlink:type="simple" xlink:show="embed" xlink:actuate="onLoad" draw:mime-type="image/png"/></draw:frame></text:p>
          </table:table-cell>
          <table:table-cell table:style-name="t1.B2" office:value-type="string">
            <text:p text:style-name="P4"><draw:frame draw:style-name="fr2" draw:name="Imagen6" text:anchor-type="char" svg:width="10.264cm" svg:height="5.124cm" draw:z-index="5"><draw:image xlink:href="Pictures/100000010000028900000144A60FE2BB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7" text:anchor-type="char" svg:width="11.636cm" svg:height="7.65cm" draw:z-index="6"><draw:image xlink:href="Pictures/10000001000002DA000001E0DFDD6764.png" xlink:type="simple" xlink:show="embed" xlink:actuate="onLoad" draw:mime-type="image/png"/></draw:frame></text:p>
          </table:table-cell>
          <table:table-cell table:style-name="t1.B2" office:value-type="string">
            <text:p text:style-name="P5"><draw:frame draw:style-name="fr2" draw:name="Imagen8" text:anchor-type="char" svg:width="11.822cm" svg:height="6.488cm" draw:z-index="7"><draw:image xlink:href="Pictures/10000001000002E000000194961A227E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9" text:anchor-type="char" svg:width="14.834cm" svg:height="9.149cm" draw:z-index="8"><draw:image xlink:href="Pictures/10000001000003FF00000277563B58E2.png" xlink:type="simple" xlink:show="embed" xlink:actuate="onLoad" draw:mime-type="image/png"/></draw:frame></text:p>
          </table:table-cell>
          <table:table-cell table:style-name="t1.B2" office:value-type="string">
            <text:p text:style-name="P6"><draw:frame draw:style-name="fr2" draw:name="Imagen10" text:anchor-type="char" svg:width="11.569cm" svg:height="9.707cm" draw:z-index="9"><draw:image xlink:href="Pictures/100000010000036C000002DF30805CE9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11" text:anchor-type="char" svg:width="14.048cm" svg:height="7.789cm" draw:z-index="10"><draw:image xlink:href="Pictures/10000001000004B10000029A4F5FFE2D.png" xlink:type="simple" xlink:show="embed" xlink:actuate="onLoad" draw:mime-type="image/png"/></draw:frame></text:p>
          </table:table-cell>
          <table:table-cell table:style-name="t1.B2" office:value-type="string">
            <text:p text:style-name="P7"><draw:frame draw:style-name="fr2" draw:name="Imagen12" text:anchor-type="char" svg:width="11.686cm" svg:height="6.135cm" draw:z-index="11"><draw:image xlink:href="Pictures/10000001000003B6000001F6042031B1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><draw:frame draw:style-name="fr4" draw:name="Imagen13" text:anchor-type="char" svg:x="1.843cm" svg:y="0cm" svg:width="10.814cm" svg:height="9.749cm" draw:z-index="12"><draw:image xlink:href="Pictures/100000010000032D000002DD97DEF27E.png" xlink:type="simple" xlink:show="embed" xlink:actuate="onLoad" draw:mime-type="image/png"/></draw:frame></text:p>
          </table:table-cell>
          <table:table-cell table:style-name="t1.B2" office:value-type="string">
            <text:p text:style-name="P8"><draw:frame draw:style-name="fr2" draw:name="Imagen14" text:anchor-type="char" svg:width="11.111cm" svg:height="10.373cm" draw:z-index="13"><draw:image xlink:href="Pictures/10000001000002A40000027741AD59E0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15" text:anchor-type="char" svg:width="10.848cm" svg:height="9.961cm" draw:z-index="14"><draw:image xlink:href="Pictures/10000001000002BA00000281FC61F31C.png" xlink:type="simple" xlink:show="embed" xlink:actuate="onLoad" draw:mime-type="image/png"/></draw:frame></text:p>
          </table:table-cell>
          <table:table-cell table:style-name="t1.B2" office:value-type="string">
            <text:p text:style-name="P8"><draw:frame draw:style-name="fr2" draw:name="Imagen16" text:anchor-type="char" svg:width="9.608cm" svg:height="10.051cm" draw:z-index="15"><draw:image xlink:href="Pictures/10000001000002CE000002EF798C1FE1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17" text:anchor-type="char" svg:width="14.035cm" svg:height="6.616cm" draw:z-index="16"><draw:image xlink:href="Pictures/100000010000035B0000019508A17179.png" xlink:type="simple" xlink:show="embed" xlink:actuate="onLoad" draw:mime-type="image/png"/></draw:frame></text:p>
          </table:table-cell>
          <table:table-cell table:style-name="t1.B2" office:value-type="string">
            <text:p text:style-name="P9"><draw:frame draw:style-name="fr2" draw:name="Imagen18" text:anchor-type="char" svg:width="11.472cm" svg:height="7.803cm" draw:z-index="17"><draw:image xlink:href="Pictures/10000001000003750000025A00050AD1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0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19" text:anchor-type="char" svg:width="14.681cm" svg:height="7.733cm" draw:z-index="18"><draw:image xlink:href="Pictures/1000000100000338000001B224111B01.png" xlink:type="simple" xlink:show="embed" xlink:actuate="onLoad" draw:mime-type="image/png"/></draw:frame></text:p>
          </table:table-cell>
          <table:table-cell table:style-name="t1.B2" office:value-type="string">
            <text:p text:style-name="P11"><draw:frame draw:style-name="fr2" draw:name="Imagen21" text:anchor-type="char" svg:width="11.922cm" svg:height="7.802cm" draw:z-index="19"><draw:image xlink:href="Pictures/10000001000002CB000001D4234F1E4D.png" xlink:type="simple" xlink:show="embed" xlink:actuate="onLoad" draw:mime-type="image/png"/></draw:frame></text:p>
          </table:table-cell>
        </table:table-row>
        <table:table-row table:style-name="t1.1">
          <table:table-cell table:style-name="t1.B2" table:number-columns-spanned="2" office:value-type="string">
            <text:p text:style-name="P3"><draw:frame draw:style-name="fr2" draw:name="Imagen20" text:anchor-type="char" svg:width="12.472cm" svg:height="8.348cm" draw:z-index="20"><draw:image xlink:href="Pictures/10000001000004900000030E19498324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P12"/>
      <text:p text:style-name="P12"/>
      <text:p text:style-name="P12"/>
      <text:p text:style-name="P12"/>
      <text:p text:style-name="P12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4-30T23:05:32.148000000</dc:date>
    <meta:editing-duration>PT6H8M25S</meta:editing-duration>
    <meta:editing-cycles>12</meta:editing-cycles>
    <meta:generator>LibreOffice/24.8.6.2$Windows_X86_64 LibreOffice_project/6d98ba145e9a8a39fc57bcc76981d1fb1316c60c</meta:generator>
    <meta:document-statistic meta:table-count="1" meta:image-count="21" meta:object-count="0" meta:page-count="6" meta:paragraph-count="0" meta:word-count="0" meta:character-count="0" meta:non-whitespace-character-count="0"/>
  </office:meta>
</office:document-meta>
</file>